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err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Saidas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l_me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improve</text:p>
          </table:table-cell>
          <table:table-cell office:value-type="string" calcext:value-type="string">
            <text:p>Pes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.00467" calcext:value-type="float">
            <text:p>0,00467</text:p>
          </table:table-cell>
          <table:table-cell table:formula="of:=[.F2]+[.G2]" office:value-type="float" office:value="0.00952" calcext:value-type="float">
            <text:p>0,00952</text:p>
          </table:table-cell>
          <table:table-cell table:formula="of:=([.F2]+[.G2])/2" office:value-type="float" office:value="0.00476" calcext:value-type="float">
            <text:p>0,00476</text:p>
          </table:table-cell>
          <table:table-cell office:value-type="percentage" office:value="0" calcext:value-type="percentage">
            <text:p>0,000%</text:p>
          </table:table-cell>
          <table:table-cell table:formula="of:=[.B2]*([.D2]+1)+[.D2]*([.E2]+1)+([.C2]+1)*[.E2]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3815" calcext:value-type="float">
            <text:p>0,003815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7096" calcext:value-type="float">
            <text:p>0,007096</text:p>
          </table:table-cell>
          <table:table-cell table:formula="of:=([.F3]+[.G3])/2" office:value-type="float" office:value="0.0037075" calcext:value-type="float">
            <text:p>0,0037075</text:p>
          </table:table-cell>
          <table:table-cell table:formula="of:=([.I2]-[.I3])/[.I2]" office:value-type="percentage" office:value="0.221113445378151" calcext:value-type="percentage">
            <text:p>22,111%</text:p>
          </table:table-cell>
          <table:table-cell table:formula="of:=[.B3]*([.D3]+1)+[.D3]*([.E3]+1)+([.C3]+1)*[.E3]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4" office:value-type="float" office:value="34" calcext:value-type="float">
            <text:p>34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3439" calcext:value-type="float">
            <text:p>0,003439</text:p>
          </table:table-cell>
          <table:table-cell office:value-type="float" office:value="0.003286" calcext:value-type="float">
            <text:p>0,003286</text:p>
          </table:table-cell>
          <table:table-cell office:value-type="float" office:value="0.006726" calcext:value-type="float">
            <text:p>0,006726</text:p>
          </table:table-cell>
          <table:table-cell table:formula="of:=([.F4]+[.G4])/2" office:value-type="float" office:value="0.0033625" calcext:value-type="float">
            <text:p>0,0033625</text:p>
          </table:table-cell>
          <table:table-cell table:formula="of:=([.I3]-[.I4])/[.I3]" office:value-type="percentage" office:value="0.0930546190155091" calcext:value-type="percentage">
            <text:p>9,305%</text:p>
          </table:table-cell>
          <table:table-cell table:formula="of:=[.B4]*([.D4]+1)+[.D4]*([.E4]+1)+([.C4]+1)*[.E4]"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4" office:value-type="float" office:value="34" calcext:value-type="float">
            <text:p>34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3149" calcext:value-type="float">
            <text:p>0,003149</text:p>
          </table:table-cell>
          <table:table-cell office:value-type="float" office:value="0.003052" calcext:value-type="float">
            <text:p>0,003052</text:p>
          </table:table-cell>
          <table:table-cell table:formula="of:=[.G5]+[.F5]" office:value-type="float" office:value="0.006201" calcext:value-type="float">
            <text:p>0,006201</text:p>
          </table:table-cell>
          <table:table-cell table:formula="of:=([.F5]+[.G5])/2" office:value-type="float" office:value="0.0031005" calcext:value-type="float">
            <text:p>0,0031005</text:p>
          </table:table-cell>
          <table:table-cell table:formula="of:=([.I4]-[.I5])/[.I4]" office:value-type="percentage" office:value="0.0779182156133829" calcext:value-type="percentage">
            <text:p>7,792%</text:p>
          </table:table-cell>
          <table:table-cell table:formula="of:=[.B5]*([.D5]+1)+[.D5]*([.E5]+1)+([.C5]+1)*[.E5]"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3141" calcext:value-type="float">
            <text:p>0,003141</text:p>
          </table:table-cell>
          <table:table-cell office:value-type="float" office:value="0.003007" calcext:value-type="float">
            <text:p>0,003007</text:p>
          </table:table-cell>
          <table:table-cell table:formula="of:=[.G6]+[.F6]" office:value-type="float" office:value="0.006148" calcext:value-type="float">
            <text:p>0,006148</text:p>
          </table:table-cell>
          <table:table-cell table:formula="of:=[.H6]/2" office:value-type="float" office:value="0.003074" calcext:value-type="float">
            <text:p>0,003074</text:p>
          </table:table-cell>
          <table:table-cell table:formula="of:=([.I5]-[.I6])/[.I5]" office:value-type="percentage" office:value="0.0085470085470087" calcext:value-type="percentage">
            <text:p>0,855%</text:p>
          </table:table-cell>
          <table:table-cell table:formula="of:=[.B6]*([.D6]+1)+[.D6]*([.E6]+1)+([.C6]+1)*[.E6]"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0" office:value-type="float" office:value="80" calcext:value-type="float">
            <text:p>80</text:p>
          </table:table-cell>
          <table:table-cell table:formula="of:=43"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4494" calcext:value-type="float">
            <text:p>0,004494</text:p>
          </table:table-cell>
          <table:table-cell office:value-type="float" office:value="0.004376" calcext:value-type="float">
            <text:p>0,004376</text:p>
          </table:table-cell>
          <table:table-cell table:formula="of:=[.F8]+[.G8]" office:value-type="float" office:value="0.00887" calcext:value-type="float">
            <text:p>0,00887</text:p>
          </table:table-cell>
          <table:table-cell table:formula="of:=([.F8]+[.G8])/2" office:value-type="float" office:value="0.004435" calcext:value-type="float">
            <text:p>0,004435</text:p>
          </table:table-cell>
          <table:table-cell office:value-type="percentage" office:value="0" calcext:value-type="percentage">
            <text:p>0,000%</text:p>
          </table:table-cell>
          <table:table-cell table:formula="of:=[.B8]*([.D8]+1)+[.D8]*([.E8]+1)+([.C8]+1)*[.E8]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0" office:value-type="float" office:value="80" calcext:value-type="float">
            <text:p>80</text:p>
          </table:table-cell>
          <table:table-cell table:formula="of:=43" office:value-type="float" office:value="43" calcext:value-type="float">
            <text:p>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3874" calcext:value-type="float">
            <text:p>0,003874</text:p>
          </table:table-cell>
          <table:table-cell office:value-type="float" office:value="0.003624" calcext:value-type="float">
            <text:p>0,003624</text:p>
          </table:table-cell>
          <table:table-cell table:formula="of:=[.F9]+[.G9]" office:value-type="float" office:value="0.007498" calcext:value-type="float">
            <text:p>0,007498</text:p>
          </table:table-cell>
          <table:table-cell table:formula="of:=([.F9]+[.G9])/2" office:value-type="float" office:value="0.003749" calcext:value-type="float">
            <text:p>0,003749</text:p>
          </table:table-cell>
          <table:table-cell table:formula="of:=([.I8]-[.I9])/[.I8]" office:value-type="percentage" office:value="0.15467869222097" calcext:value-type="percentage">
            <text:p>15,468%</text:p>
          </table:table-cell>
          <table:table-cell table:formula="of:=[.B9]*([.D9]+1)+[.D9]*([.E9]+1)+([.C9]+1)*[.E9]"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0" office:value-type="float" office:value="80" calcext:value-type="float">
            <text:p>80</text:p>
          </table:table-cell>
          <table:table-cell table:formula="of:=43" office:value-type="float" office:value="43" calcext:value-type="float">
            <text:p>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3222" calcext:value-type="float">
            <text:p>0,003222</text:p>
          </table:table-cell>
          <table:table-cell office:value-type="float" office:value="0.003103" calcext:value-type="float">
            <text:p>0,003103</text:p>
          </table:table-cell>
          <table:table-cell table:formula="of:=[.F10]+[.G10]" office:value-type="float" office:value="0.006325" calcext:value-type="float">
            <text:p>0,006325</text:p>
          </table:table-cell>
          <table:table-cell table:formula="of:=([.F10]+[.G10])/2" office:value-type="float" office:value="0.0031625" calcext:value-type="float">
            <text:p>0,0031625</text:p>
          </table:table-cell>
          <table:table-cell table:formula="of:=([.I9]-[.I10])/[.I9]" office:value-type="percentage" office:value="0.156441717791411" calcext:value-type="percentage">
            <text:p>15,644%</text:p>
          </table:table-cell>
          <table:table-cell table:formula="of:=[.B10]*([.D10]+1)+[.D10]*([.E10]+1)+([.C10]+1)*[.E10]"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0" office:value-type="float" office:value="80" calcext:value-type="float">
            <text:p>80</text:p>
          </table:table-cell>
          <table:table-cell table:formula="of:=43" office:value-type="float" office:value="43" calcext:value-type="float">
            <text:p>4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2855" calcext:value-type="float">
            <text:p>0,002855</text:p>
          </table:table-cell>
          <table:table-cell office:value-type="float" office:value="0.00272" calcext:value-type="float">
            <text:p>0,00272</text:p>
          </table:table-cell>
          <table:table-cell table:formula="of:=[.F11]+[.G11]" office:value-type="float" office:value="0.005575" calcext:value-type="float">
            <text:p>0,005575</text:p>
          </table:table-cell>
          <table:table-cell table:formula="of:=([.F11]+[.G11])/2" office:value-type="float" office:value="0.0027875" calcext:value-type="float">
            <text:p>0,0027875</text:p>
          </table:table-cell>
          <table:table-cell table:formula="of:=([.I10]-[.I11])/[.I10]" office:value-type="percentage" office:value="0.118577075098814" calcext:value-type="percentage">
            <text:p>11,858%</text:p>
          </table:table-cell>
          <table:table-cell table:formula="of:=[.B11]*([.D11]+1)+[.D11]*([.E11]+1)+([.C11]+1)*[.E11]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0" office:value-type="float" office:value="80" calcext:value-type="float">
            <text:p>80</text:p>
          </table:table-cell>
          <table:table-cell table:formula="of:=43" office:value-type="float" office:value="43" calcext:value-type="float">
            <text:p>4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2427" calcext:value-type="float">
            <text:p>0,002427</text:p>
          </table:table-cell>
          <table:table-cell table:formula="of:=[.G12]+[.F12]" office:value-type="float" office:value="0.004965" calcext:value-type="float">
            <text:p>0,004965</text:p>
          </table:table-cell>
          <table:table-cell table:formula="of:=[.H12]/2" office:value-type="float" office:value="0.0024825" calcext:value-type="float">
            <text:p>0,0024825</text:p>
          </table:table-cell>
          <table:table-cell table:formula="of:=([.I11]-[.I12])/[.I11]" office:value-type="percentage" office:value="0.109417040358744" calcext:value-type="percentage">
            <text:p>10,942%</text:p>
          </table:table-cell>
          <table:table-cell table:formula="of:=[.B12]*([.D12]+1)+[.D12]*([.E12]+1)+([.C12]+1)*[.E12]"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2413" calcext:value-type="float">
            <text:p>0,002413</text:p>
          </table:table-cell>
          <table:table-cell office:value-type="float" office:value="0.002307" calcext:value-type="float">
            <text:p>0,002307</text:p>
          </table:table-cell>
          <table:table-cell table:formula="of:=[.G13]+[.F13]" office:value-type="float" office:value="0.00472" calcext:value-type="float">
            <text:p>0,00472</text:p>
          </table:table-cell>
          <table:table-cell table:formula="of:=([.G13]+[.F13])/2" office:value-type="float" office:value="0.00236" calcext:value-type="float">
            <text:p>0,00236</text:p>
          </table:table-cell>
          <table:table-cell table:formula="of:=([.I12]-[.I13])/[.I12]" office:value-type="percentage" office:value="0.0493454179254783" calcext:value-type="percentage">
            <text:p>4,935%</text:p>
          </table:table-cell>
          <table:table-cell table:formula="of:=[.B13]*([.D13]+1)+[.D13]*([.E13]+1)+([.C13]+1)*[.E13]" office:value-type="float" office:value="5680" calcext:value-type="float">
            <text:p>5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2" loext:exponent-interval="3" loext:forced-exponent-sign="true"/>
    </number:number-style>
    <number:percentage-style style:name="N109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1:29:20.0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1:31:04.693000000</dc:date>
    <meta:editing-duration>PT2H55M53S</meta:editing-duration>
    <meta:editing-cycles>7</meta:editing-cycles>
    <meta:generator>LibreOffice/6.1.2.1$Windows_X86_64 LibreOffice_project/65905a128db06ba48db947242809d14d3f9a93fe</meta:generator>
    <meta:document-statistic meta:table-count="1" meta:cell-count="137" meta:object-count="0"/>
  </office:meta>
</office:document-meta>
</file>